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Liststycke" style:list-style-name="LFO1" style:family="paragraph"/>
    <style:style style:name="P4" style:parent-style-name="Liststycke" style:list-style-name="LFO1" style:family="paragraph"/>
  </office:automatic-styles>
  <office:body>
    <office:text text:use-soft-page-breaks="true">
      <text:p text:style-name="P1">Refaktoriseringsplan</text:p>
      <text:p text:style-name="P2"/>
      <text:p text:style-name="Normal">Flytta buttons/actionlisteners till CC</text:p>
      <text:p text:style-name="Normal">Skapa Carfactory + Interface ICar</text:p>
      <text:list text:style-name="LFO1" text:continue-numbering="true">
        <text:list-item>
          <text:p text:style-name="P3">Carfactory, static methods för att skapa<text:s/>objekt av Cars subklasser (ex. Volvo240)</text:p>
        </text:list-item>
        <text:list-item>
          <text:p text:style-name="P4">ICar, interface av de absolut nödvändiga metoder (som Car har) som används i CC</text:p>
        </text:list-item>
      </text:list>
      <text:p text:style-name="Normal">Implementera<text:s/>ICar istället för Car i CC</text:p>
      <text:p text:style-name="Normal">Gör så att HashMap använder String istället för Car (DrawPanel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than Stigson</meta:initial-creator>
    <dc:creator>Jonathan Stigson</dc:creator>
    <meta:creation-date>2019-12-06T10:41:00Z</meta:creation-date>
    <dc:date>2019-12-06T12:28:00Z</dc:date>
    <meta:template xlink:href="Normal.dotm" xlink:type="simple"/>
    <meta:editing-cycles>2</meta:editing-cycles>
    <meta:editing-duration>PT6420S</meta:editing-duration>
    <meta:document-statistic meta:page-count="1" meta:paragraph-count="1" meta:word-count="57" meta:character-count="361" meta:row-count="2" meta:non-whitespace-character-count="305"/>
  </office:meta>
</office:document-meta>
</file>